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" svg:font-family="arial, sans, sans-serif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693cm" fo:margin-left="0.46cm" fo:margin-right="0.436cm" table:align="margins" style:writing-mode="lr-tb"/>
    </style:style>
    <style:style style:name="Tabla1.A" style:family="table-column">
      <style:table-column-properties style:column-width="9.869cm" style:rel-column-width="38743*"/>
    </style:style>
    <style:style style:name="Tabla1.B" style:family="table-column">
      <style:table-column-properties style:column-width="6.824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773cm" fo:margin-left="0.381cm" fo:margin-right="0.436cm" table:align="margins" style:writing-mode="lr-tb"/>
    </style:style>
    <style:style style:name="Tabla2.A" style:family="table-column">
      <style:table-column-properties style:column-width="7.25cm" style:rel-column-width="28325*"/>
    </style:style>
    <style:style style:name="Tabla2.B" style:family="table-column">
      <style:table-column-properties style:column-width="9.523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4" style:family="table-row">
      <style:table-row-properties fo:keep-together="auto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2.7" style:family="table-row">
      <style:table-row-properties style:min-row-height="0.848cm" fo:keep-together="auto"/>
    </style:style>
    <style:style style:name="Tabla3" style:family="table">
      <style:table-properties style:width="16.746cm" fo:margin-left="0.407cm" fo:margin-right="0.436cm" table:align="margins" style:writing-mode="lr-tb"/>
    </style:style>
    <style:style style:name="Tabla3.A" style:family="table-column">
      <style:table-column-properties style:column-width="16.746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773cm" fo:margin-left="0.381cm" fo:margin-right="0.436cm" table:align="margins" style:writing-mode="lr-tb"/>
    </style:style>
    <style:style style:name="Tabla4.A" style:family="table-column">
      <style:table-column-properties style:column-width="16.773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746cm" fo:margin-left="0.407cm" fo:margin-right="0.436cm" table:align="margins" style:writing-mode="lr-tb"/>
    </style:style>
    <style:style style:name="Tabla5.A" style:family="table-column">
      <style:table-column-properties style:column-width="16.746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13.653cm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</style:style>
    <style:style style:name="P8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</style:style>
    <style:style style:name="P9" style:family="paragraph" style:parent-style-name="Standard">
      <style:paragraph-properties fo:margin-left="0cm" fo:margin-right="0cm" fo:text-indent="0cm" style:auto-text-indent="false" style:snap-to-layout-grid="fals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1" style:family="paragraph" style:parent-style-name="Standard" style:master-page-name="Standard">
      <style:paragraph-properties style:page-number="auto"/>
      <style:text-properties style:font-name="Book Antiqua"/>
    </style:style>
    <style:style style:name="P12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 fo:background-color="transparent" style:font-style-complex="italic"/>
    </style:style>
    <style:style style:name="P13" style:family="paragraph" style:parent-style-name="UC_5f_Alternativa_20_2" style:list-style-name="L1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arial" fo:font-size="9.75pt"/>
    </style:style>
    <style:style style:name="T6" style:family="text">
      <style:text-properties style:use-window-font-color="true" style:font-name="Times New Roman"/>
    </style:style>
    <style:style style:name="T7" style:family="text">
      <style:text-properties style:use-window-font-color="true" style:font-name="Times New Roman" fo:language="es" fo:country="ES" style:language-asian="zxx" style:country-asian="none" style:language-complex="zxx" style:country-complex="none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UC_5f_NormalAzul_20_Car"><text:span text:style-name="T4">IntercambiarFase.</text:span></text:span></text:p>
          </table:table-cell>
          <table:table-cell table:style-name="Tabla1.B1" office:value-type="string">
            <text:p text:style-name="P2"><text:span text:style-name="T1">Nro. de Caso de Uso:</text:span> <text:span text:style-name="T5">MA_F_7.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3">Líder de Proyect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">Objetivo:</text:span> Intercambiar<text:span text:style-name="UC_5f_NormalAzul_20_Car"><text:span text:style-name="T3"> fase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1">Pre-condiciones:</text:span> <text:span text:style-name="UC_5f_NormalAzul_20_Car"><text:span text:style-name="T6">El usuario debe tener un rol con permisos para efectuar la operación. El usuario debe seleccionar un Proyecto</text:span></text:span><text:span text:style-name="UC_5f_NormalAzul_20_Car"><text:span text:style-name="T7">. El proyecto se encuentra en Estado “Pendiente”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Condiciones:</text:span> Orden de las fases intercambiado.</text:p>
          </table:table-cell>
          <table:covered-table-cell/>
        </table:table-row>
      </table:table>
      <text:p text:style-name="P3"/>
      <text:p text:style-name="P3">Diagramas de casos de uso relacionados: Fase</text:p>
      <text:p text:style-name="P6"/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0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3">
          <table:table-cell table:style-name="Tabla2.A3" office:value-type="string">
            <text:p text:style-name="P2"/>
          </table:table-cell>
          <table:table-cell table:style-name="Tabla2.B3" office:value-type="string">
            <text:p text:style-name="P7">1. El sistema despliega una lista destino de las Fases en Estado “Pendiente” con sus numero de orden asociadas al proyecto.</text:p>
          </table:table-cell>
        </table:table-row>
        <table:table-row table:style-name="Tabla2.4">
          <table:table-cell table:style-name="Tabla2.A3" office:value-type="string">
            <text:p text:style-name="P2">2. El usuario selecciona la Fase Destino.</text:p>
          </table:table-cell>
          <table:table-cell table:style-name="Tabla2.B3" office:value-type="string">
            <text:p text:style-name="P7"/>
          </table:table-cell>
        </table:table-row>
        <table:table-row table:style-name="Tabla2.5">
          <table:table-cell table:style-name="Tabla2.A3" office:value-type="string">
            <text:p text:style-name="P2">3. El usuario selecciona la opción “Intercambiar”.</text:p>
          </table:table-cell>
          <table:table-cell table:style-name="Tabla2.B3" office:value-type="string">
            <text:p text:style-name="P7">4. El sistema intercambiará el Numero de Orden de las fases seleccionadas.</text:p>
          </table:table-cell>
        </table:table-row>
        <table:table-row table:style-name="Tabla2.6">
          <table:table-cell table:style-name="Tabla2.A3" office:value-type="string">
            <text:p text:style-name="P2"/>
          </table:table-cell>
          <table:table-cell table:style-name="Tabla2.B3" office:value-type="string">
            <text:p text:style-name="P7">5. El sistema almacena los datos, registra la fecha y hora, usuario responsable de la modificación de las fases.</text:p>
          </table:table-cell>
        </table:table-row>
        <table:table-row table:style-name="Tabla2.7">
          <table:table-cell table:style-name="Tabla2.A2" office:value-type="string">
            <text:p text:style-name="P8"/>
          </table:table-cell>
          <table:table-cell table:style-name="Tabla2.A1" office:value-type="string">
            <text:p text:style-name="P2">6. El sistema invoca al <text:span text:style-name="T2">CU AdministrarFase </text:span><text:span text:style-name="T8">y despliega un mensaje de confirmación “La operación se realizo con éxito”.</text:span></text:p>
          </table:table-cell>
        </table:table-row>
      </table:table>
      <text:p text:style-name="P5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606654834" text:style-name="WW8Num8">
              <text:list-header>
                <text:p text:style-name="P12"/>
              </text:list-header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list xml:id="list21139687452" text:style-name="L1">
              <text:list-header>
                <text:p text:style-name="P13">E1.&lt;Seleccionar&gt;</text:p>
              </text:list-header>
            </text:list>
            <text:p text:style-name="P9">Si en el paso 3 el usuario no seleccionó una fila, se muestra el mensaje “Se debe seleccionar una fila”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text:span text:style-name="T2">AdministrarFases</text:span>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2">AdministrarFases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72-9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" svg:font-family="arial, sans, sans-serif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762cm" fo:text-indent="-0.3cm" fo:margin-left="1.963cm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2.004cm" fo:text-indent="-0.3cm" fo:margin-left="2.2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953cm" fo:text-indent="-0.901cm" fo:margin-left="2.454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493cm" fo:text-indent="-0.889cm" fo:margin-left="3.112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763cm" fo:text-indent="-1.143cm" fo:margin-left="4.001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398cm" fo:text-indent="-1.397cm" fo:margin-left="4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668cm" fo:text-indent="-1.651cm" fo:margin-left="5.77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303cm" fo:text-indent="-1.905cm" fo:margin-left="6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573cm" fo:text-indent="-2.159cm" fo:margin-left="7.55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208cm" fo:text-indent="-2.54cm" fo:margin-left="8.57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.6cm" fo:text-indent="-0.901cm" fo:margin-left="2.101cm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3.14cm" fo:text-indent="-0.889cm" fo:margin-left="2.759cm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4.41cm" fo:text-indent="-1.143cm" fo:margin-left="3.648cm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5.045cm" fo:text-indent="-1.397cm" fo:margin-left="4.5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15cm" fo:text-indent="-1.651cm" fo:margin-left="5.4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5cm" fo:text-indent="-1.905cm" fo:margin-left="6.3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2cm" fo:text-indent="-2.159cm" fo:margin-left="7.2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55cm" fo:text-indent="-2.54cm" fo:margin-left="8.2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1.388cm" fo:text-indent="-0.3cm" fo:margin-left="1.5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1.386cm" fo:text-indent="-0.3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3.653cm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5</meta:editing-cycles>
    <meta:editing-duration>PT43M13S</meta:editing-duration>
    <dc:date>2014-03-16T21:31:07</dc:date>
    <meta:generator>LibreOffice/3.5$Linux_x86 LibreOffice_project/350m1$Build-2</meta:generator>
    <dc:creator>Roque Vera</dc:creator>
    <meta:document-statistic meta:table-count="5" meta:image-count="0" meta:object-count="0" meta:page-count="1" meta:paragraph-count="26" meta:word-count="205" meta:character-count="1346" meta:non-whitespace-character-count="1165"/>
  </office:meta>
</office:document-meta>
</file>